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98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16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16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16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16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16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16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16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16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16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7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5" table:formula="of:=[.L18]+4160" office:value-type="float" office:value="7101.81722689076">
            <text:p>7101.8172268908</text:p>
          </table:table-cell>
          <table:table-cell table:style-name="ce16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16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16" table:formula="of:=SUM([.H76])" office:value-type="float" office:value="1550.57692307692">
            <text:p>1550.5769230769</text:p>
          </table:table-cell>
          <table:table-cell table:style-name="ce16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17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17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17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17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17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17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17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17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17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17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17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17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17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17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17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16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16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16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16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16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16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16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16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16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formula="of:=[.O10]-[.M10]" office:value-type="float" office:value="-2956.003996004">
            <text:p>-2956.003996004</text:p>
          </table:table-cell>
          <table:table-cell office:value-type="float" office:value="8150">
            <text:p>8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0766.7282717283">
            <text:p>-50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2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table:number-columns-repeated="4"/>
          <table:table-cell table:formula="of:=SUM([.B2:.F2])" office:value-type="float" office:value="6300">
            <text:p>6300</text:p>
          </table:table-cell>
          <table:table-cell table:style-name="ce8" table:formula="of:=SUM([.B21:.F21])" office:value-type="float" office:value="370.588235294118">
            <text:p>370.5882352941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24" office:value-type="date" office:date-value="2015-11-02">
            <text:p>11/02/15</text:p>
          </table:table-cell>
          <table:table-cell table:style-name="ce2"/>
          <table:table-cell table:number-columns-repeated="5"/>
          <table:table-cell table:style-name="ce8" table:formula="of:=SUM([.B21:.F21])" office:value-type="float" office:value="370.588235294118">
            <text:p>370.588235294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370.588235294118">
            <text:p>370.588235294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370.588235294118">
            <text:p>370.588235294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1:.F21])" office:value-type="float" office:value="370.588235294118">
            <text:p>370.588235294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0.588235294118">
            <text:p>370.588235294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;[.D21];[.E21])" office:value-type="float" office:value="370.588235294118">
            <text:p>370.5882352941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0.588235294118">
            <text:p>370.588235294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0.588235294118">
            <text:p>370.588235294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21];[.C21];[.F21])" office:value-type="float" office:value="370.588235294118">
            <text:p>370.5882352941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/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21:.F21])" office:value-type="float" office:value="370.588235294118">
            <text:p>370.588235294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Arman</text:p>
          </table:table-cell>
          <table:table-cell table:style-name="Default"/>
          <table:table-cell table:formula="of:=SUM([.B21];[.D21];[.E21];[.F21])" office:value-type="float" office:value="370.588235294118">
            <text:p>370.588235294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370.588235294118">
            <text:p>370.588235294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21:.F21])" office:value-type="float" office:value="370.588235294118">
            <text:p>370.5882352941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21:.E21])" office:value-type="float" office:value="370.588235294118">
            <text:p>370.5882352941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370.588235294118">
            <text:p>370.5882352941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370.588235294118">
            <text:p>370.5882352941</text:p>
          </table:table-cell>
          <table:table-cell table:style-name="ce8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6" office:value-type="float" office:value="0">
            <text:p>0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 table:style-name="Default"/>
          <table:table-cell table:style-name="ce2" table:formula="of:=SUM([.H2:.H20])" office:value-type="float" office:value="6300">
            <text:p>63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11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2T11:14:10</dc:date>
    <meta:editing-duration>P1DT23H46M18S</meta:editing-duration>
    <meta:editing-cycles>1097</meta:editing-cycles>
    <meta:generator>OpenOffice/4.1.1$Unix OpenOffice.org_project/411m6$Build-9775</meta:generator>
    <dc:creator>employee employee</dc:creator>
    <meta:document-statistic meta:table-count="9" meta:cell-count="2612" meta:object-count="0"/>
  </office:meta>
</office:document-meta>
</file>